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ENERGY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porou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ercent_Main</text:p>
          </table:table-cell>
          <table:table-cell office:value-type="string" calcext:value-type="string">
            <text:p>Percent_Worker</text:p>
          </table:table-cell>
          <table:table-cell office:value-type="string" calcext:value-type="string">
            <text:p>Max_Savings</text:p>
          </table:table-cell>
          <table:table-cell office:value-type="string" calcext:value-type="string">
            <text:p>Nominal_Savings</text:p>
          </table:table-cell>
          <table:table-cell office:value-type="string" calcext:value-type="string">
            <text:p>Nominal_Savings_[Without_Re-executions]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1352878182" calcext:value-type="float">
            <text:p>16.1352878182</text:p>
          </table:table-cell>
          <table:table-cell office:value-type="float" office:value="83.8647121818" calcext:value-type="float">
            <text:p>83.86471218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.7410597055" calcext:value-type="float">
            <text:p>11.7410597055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2458051493" calcext:value-type="float">
            <text:p>16.2458051493</text:p>
          </table:table-cell>
          <table:table-cell office:value-type="float" office:value="83.7541948507" calcext:value-type="float">
            <text:p>83.75419485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.7255872791" calcext:value-type="float">
            <text:p>11.7255872791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7319876431" calcext:value-type="float">
            <text:p>15.7319876431</text:p>
          </table:table-cell>
          <table:table-cell office:value-type="float" office:value="84.2680123569" calcext:value-type="float">
            <text:p>84.268012356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.79752173" calcext:value-type="float">
            <text:p>11.79752173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8890472619" calcext:value-type="float">
            <text:p>15.8890472619</text:p>
          </table:table-cell>
          <table:table-cell office:value-type="float" office:value="84.1109527381" calcext:value-type="float">
            <text:p>84.1109527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.7755333833" calcext:value-type="float">
            <text:p>11.775533383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.041008821" calcext:value-type="float">
            <text:p>29.041008821</text:p>
          </table:table-cell>
          <table:table-cell office:value-type="float" office:value="70.958991179" calcext:value-type="float">
            <text:p>70.958991179</text:p>
          </table:table-cell>
          <table:table-cell office:value-type="float" office:value="14" calcext:value-type="float">
            <text:p>14</text:p>
          </table:table-cell>
          <table:table-cell office:value-type="float" office:value="9.93425876506" calcext:value-type="float">
            <text:p>9.93425876506</text:p>
          </table:table-cell>
          <table:table-cell office:value-type="float" office:value="11.4151887762" calcext:value-type="float">
            <text:p>11.4151887762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.8821327039" calcext:value-type="float">
            <text:p>29.8821327039</text:p>
          </table:table-cell>
          <table:table-cell office:value-type="float" office:value="70.1178672961" calcext:value-type="float">
            <text:p>70.1178672961</text:p>
          </table:table-cell>
          <table:table-cell office:value-type="float" office:value="14" calcext:value-type="float">
            <text:p>14</text:p>
          </table:table-cell>
          <table:table-cell office:value-type="float" office:value="9.81650142146" calcext:value-type="float">
            <text:p>9.81650142146</text:p>
          </table:table-cell>
          <table:table-cell office:value-type="float" office:value="11.4237995255" calcext:value-type="float">
            <text:p>11.4237995255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.6216402211" calcext:value-type="float">
            <text:p>30.6216402211</text:p>
          </table:table-cell>
          <table:table-cell office:value-type="float" office:value="69.3783597789" calcext:value-type="float">
            <text:p>69.3783597789</text:p>
          </table:table-cell>
          <table:table-cell office:value-type="float" office:value="14" calcext:value-type="float">
            <text:p>14</text:p>
          </table:table-cell>
          <table:table-cell office:value-type="float" office:value="9.71297036905" calcext:value-type="float">
            <text:p>9.71297036905</text:p>
          </table:table-cell>
          <table:table-cell office:value-type="float" office:value="11.4029108784" calcext:value-type="float">
            <text:p>11.4029108784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.2494348497" calcext:value-type="float">
            <text:p>30.2494348497</text:p>
          </table:table-cell>
          <table:table-cell office:value-type="float" office:value="69.7505651503" calcext:value-type="float">
            <text:p>69.7505651503</text:p>
          </table:table-cell>
          <table:table-cell office:value-type="float" office:value="14" calcext:value-type="float">
            <text:p>14</text:p>
          </table:table-cell>
          <table:table-cell office:value-type="float" office:value="9.76507912105" calcext:value-type="float">
            <text:p>9.76507912105</text:p>
          </table:table-cell>
          <table:table-cell office:value-type="float" office:value="11.4219556856" calcext:value-type="float">
            <text:p>11.4219556856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.877157637" calcext:value-type="float">
            <text:p>30.877157637</text:p>
          </table:table-cell>
          <table:table-cell office:value-type="float" office:value="69.122842363" calcext:value-type="float">
            <text:p>69.122842363</text:p>
          </table:table-cell>
          <table:table-cell office:value-type="float" office:value="14" calcext:value-type="float">
            <text:p>14</text:p>
          </table:table-cell>
          <table:table-cell office:value-type="float" office:value="9.67719793082" calcext:value-type="float">
            <text:p>9.67719793082</text:p>
          </table:table-cell>
          <table:table-cell office:value-type="float" office:value="11.4116317927" calcext:value-type="float">
            <text:p>11.4116317927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1.2206556224" calcext:value-type="float">
            <text:p>31.2206556224</text:p>
          </table:table-cell>
          <table:table-cell office:value-type="float" office:value="68.7793443776" calcext:value-type="float">
            <text:p>68.7793443776</text:p>
          </table:table-cell>
          <table:table-cell office:value-type="float" office:value="14" calcext:value-type="float">
            <text:p>14</text:p>
          </table:table-cell>
          <table:table-cell office:value-type="float" office:value="9.62910821286" calcext:value-type="float">
            <text:p>9.62910821286</text:p>
          </table:table-cell>
          <table:table-cell office:value-type="float" office:value="11.4191711986" calcext:value-type="float">
            <text:p>11.4191711986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1.516309463" calcext:value-type="float">
            <text:p>31.516309463</text:p>
          </table:table-cell>
          <table:table-cell office:value-type="float" office:value="68.483690537" calcext:value-type="float">
            <text:p>68.483690537</text:p>
          </table:table-cell>
          <table:table-cell office:value-type="float" office:value="14" calcext:value-type="float">
            <text:p>14</text:p>
          </table:table-cell>
          <table:table-cell office:value-type="float" office:value="9.58771667519" calcext:value-type="float">
            <text:p>9.58771667519</text:p>
          </table:table-cell>
          <table:table-cell office:value-type="float" office:value="11.4097982881" calcext:value-type="float">
            <text:p>11.4097982881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7505245472" calcext:value-type="float">
            <text:p>15.7505245472</text:p>
          </table:table-cell>
          <table:table-cell office:value-type="float" office:value="84.2494754528" calcext:value-type="float">
            <text:p>84.24947545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.7949265634" calcext:value-type="float">
            <text:p>11.7949265634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672467491" calcext:value-type="float">
            <text:p>20.0672467491</text:p>
          </table:table-cell>
          <table:table-cell office:value-type="float" office:value="79.9327532509" calcext:value-type="float">
            <text:p>79.9327532509</text:p>
          </table:table-cell>
          <table:table-cell office:value-type="float" office:value="14" calcext:value-type="float">
            <text:p>14</text:p>
          </table:table-cell>
          <table:table-cell office:value-type="float" office:value="11.1905854551" calcext:value-type="float">
            <text:p>11.1905854551</text:p>
          </table:table-cell>
          <table:table-cell office:value-type="float" office:value="11.4574795238" calcext:value-type="float">
            <text:p>11.457479523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9.5873284165" calcext:value-type="float">
            <text:p>19.5873284165</text:p>
          </table:table-cell>
          <table:table-cell office:value-type="float" office:value="80.4126715835" calcext:value-type="float">
            <text:p>80.4126715835</text:p>
          </table:table-cell>
          <table:table-cell office:value-type="float" office:value="14" calcext:value-type="float">
            <text:p>14</text:p>
          </table:table-cell>
          <table:table-cell office:value-type="float" office:value="11.2577740217" calcext:value-type="float">
            <text:p>11.2577740217</text:p>
          </table:table-cell>
          <table:table-cell office:value-type="float" office:value="11.4591433392" calcext:value-type="float">
            <text:p>11.4591433392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0.1021554358" calcext:value-type="float">
            <text:p>20.1021554358</text:p>
          </table:table-cell>
          <table:table-cell office:value-type="float" office:value="79.8978445642" calcext:value-type="float">
            <text:p>79.8978445642</text:p>
          </table:table-cell>
          <table:table-cell office:value-type="float" office:value="14" calcext:value-type="float">
            <text:p>14</text:p>
          </table:table-cell>
          <table:table-cell office:value-type="float" office:value="11.185698239" calcext:value-type="float">
            <text:p>11.185698239</text:p>
          </table:table-cell>
          <table:table-cell office:value-type="float" office:value="11.4577150178" calcext:value-type="float">
            <text:p>11.457715017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0.2027046927" calcext:value-type="float">
            <text:p>20.2027046927</text:p>
          </table:table-cell>
          <table:table-cell office:value-type="float" office:value="79.7972953073" calcext:value-type="float">
            <text:p>79.7972953073</text:p>
          </table:table-cell>
          <table:table-cell office:value-type="float" office:value="14" calcext:value-type="float">
            <text:p>14</text:p>
          </table:table-cell>
          <table:table-cell office:value-type="float" office:value="11.171621343" calcext:value-type="float">
            <text:p>11.171621343</text:p>
          </table:table-cell>
          <table:table-cell office:value-type="float" office:value="11.4574569208" calcext:value-type="float">
            <text:p>11.4574569208</text:p>
          </table:table-cell>
        </table:table-row>
      </table:table>
      <table:table table:name="TASK_STATS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porou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ask-id</text:p>
          </table:table-cell>
          <table:table-cell office:value-type="string" calcext:value-type="string">
            <text:p>Percent_Re-executed_Tasks</text:p>
          </table:table-cell>
          <table:table-cell office:value-type="string" calcext:value-type="string">
            <text:p>Percent_Errorneous_Tasks</text:p>
          </table:table-cell>
          <table:table-cell office:value-type="string" calcext:value-type="string">
            <text:p>Percent_Rejected_Errorneous_Tasks</text:p>
          </table:table-cell>
          <table:table-cell office:value-type="string" calcext:value-type="string">
            <text:p>Percent_Rejected_Correct_Tasks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.49106449106" calcext:value-type="float">
            <text:p>2.49106449106</text:p>
          </table:table-cell>
          <table:table-cell office:value-type="float" office:value="97.5089355089" calcext:value-type="float">
            <text:p>97.5089355089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.5174825175" calcext:value-type="float">
            <text:p>20.5174825175</text:p>
          </table:table-cell>
          <table:table-cell office:value-type="float" office:value="33.5291375291" calcext:value-type="float">
            <text:p>33.5291375291</text:p>
          </table:table-cell>
          <table:table-cell office:value-type="float" office:value="18.1165501166" calcext:value-type="float">
            <text:p>18.1165501166</text:p>
          </table:table-cell>
          <table:table-cell office:value-type="float" office:value="2.40093240093" calcext:value-type="float">
            <text:p>2.4009324009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.0924630925" calcext:value-type="float">
            <text:p>23.0924630925</text:p>
          </table:table-cell>
          <table:table-cell office:value-type="float" office:value="33.3986013986" calcext:value-type="float">
            <text:p>33.3986013986</text:p>
          </table:table-cell>
          <table:table-cell office:value-type="float" office:value="20.3185703186" calcext:value-type="float">
            <text:p>20.3185703186</text:p>
          </table:table-cell>
          <table:table-cell office:value-type="float" office:value="2.77389277389" calcext:value-type="float">
            <text:p>2.77389277389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.7591297591" calcext:value-type="float">
            <text:p>23.7591297591</text:p>
          </table:table-cell>
          <table:table-cell office:value-type="float" office:value="33.4887334887" calcext:value-type="float">
            <text:p>33.4887334887</text:p>
          </table:table-cell>
          <table:table-cell office:value-type="float" office:value="20.5641025641" calcext:value-type="float">
            <text:p>20.5641025641</text:p>
          </table:table-cell>
          <table:table-cell office:value-type="float" office:value="3.19502719503" calcext:value-type="float">
            <text:p>3.1950271950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.2455322455" calcext:value-type="float">
            <text:p>24.2455322455</text:p>
          </table:table-cell>
          <table:table-cell office:value-type="float" office:value="33.5213675214" calcext:value-type="float">
            <text:p>33.5213675214</text:p>
          </table:table-cell>
          <table:table-cell office:value-type="float" office:value="20.6386946387" calcext:value-type="float">
            <text:p>20.6386946387</text:p>
          </table:table-cell>
          <table:table-cell office:value-type="float" office:value="3.60683760684" calcext:value-type="float">
            <text:p>3.60683760684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.2138047138" calcext:value-type="float">
            <text:p>4.2138047138</text:p>
          </table:table-cell>
          <table:table-cell office:value-type="float" office:value="95.7861952862" calcext:value-type="float">
            <text:p>95.7861952862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5774410774" calcext:value-type="float">
            <text:p>10.5774410774</text:p>
          </table:table-cell>
          <table:table-cell office:value-type="float" office:value="22.9074074074" calcext:value-type="float">
            <text:p>22.9074074074</text:p>
          </table:table-cell>
          <table:table-cell office:value-type="float" office:value="10.2643097643" calcext:value-type="float">
            <text:p>10.2643097643</text:p>
          </table:table-cell>
          <table:table-cell office:value-type="float" office:value="0.313131313131" calcext:value-type="float">
            <text:p>0.313131313131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.4158249158" calcext:value-type="float">
            <text:p>13.4158249158</text:p>
          </table:table-cell>
          <table:table-cell office:value-type="float" office:value="22.7508417508" calcext:value-type="float">
            <text:p>22.7508417508</text:p>
          </table:table-cell>
          <table:table-cell office:value-type="float" office:value="13.0841750842" calcext:value-type="float">
            <text:p>13.0841750842</text:p>
          </table:table-cell>
          <table:table-cell office:value-type="float" office:value="0.33164983165" calcext:value-type="float">
            <text:p>0.33164983165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.1734006734" calcext:value-type="float">
            <text:p>14.1734006734</text:p>
          </table:table-cell>
          <table:table-cell office:value-type="float" office:value="22.7087542088" calcext:value-type="float">
            <text:p>22.7087542088</text:p>
          </table:table-cell>
          <table:table-cell office:value-type="float" office:value="13.1077441077" calcext:value-type="float">
            <text:p>13.1077441077</text:p>
          </table:table-cell>
          <table:table-cell office:value-type="float" office:value="1.06565656566" calcext:value-type="float">
            <text:p>1.06565656566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12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7.4966329966" calcext:value-type="float">
            <text:p>17.4966329966</text:p>
          </table:table-cell>
          <table:table-cell office:value-type="float" office:value="22.734006734" calcext:value-type="float">
            <text:p>22.734006734</text:p>
          </table:table-cell>
          <table:table-cell office:value-type="float" office:value="13.5555555556" calcext:value-type="float">
            <text:p>13.5555555556</text:p>
          </table:table-cell>
          <table:table-cell office:value-type="float" office:value="3.94107744108" calcext:value-type="float">
            <text:p>3.94107744108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634977223213" calcext:value-type="float">
            <text:p>0.634977223213</text:p>
          </table:table-cell>
          <table:table-cell office:value-type="float" office:value="99.3650227768" calcext:value-type="float">
            <text:p>99.365022776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4887334887" calcext:value-type="float">
            <text:p>33.4887334887</text:p>
          </table:table-cell>
          <table:table-cell office:value-type="float" office:value="20.5641025641" calcext:value-type="float">
            <text:p>20.5641025641</text:p>
          </table:table-cell>
          <table:table-cell office:value-type="float" office:value="3.19502719503" calcext:value-type="float">
            <text:p>3.19502719503</text:p>
          </table:table-cell>
          <table:table-cell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8451178451" calcext:value-type="float">
            <text:p>21.8451178451</text:p>
          </table:table-cell>
          <table:table-cell office:value-type="float" office:value="33.3531392355" calcext:value-type="float">
            <text:p>33.3531392355</text:p>
          </table:table-cell>
          <table:table-cell office:value-type="float" office:value="19.4870271341" calcext:value-type="float">
            <text:p>19.4870271341</text:p>
          </table:table-cell>
          <table:table-cell office:value-type="float" office:value="2.35809071103" calcext:value-type="float">
            <text:p>2.3580907110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4919786096" calcext:value-type="float">
            <text:p>22.4919786096</text:p>
          </table:table-cell>
          <table:table-cell office:value-type="float" office:value="33.2303426421" calcext:value-type="float">
            <text:p>33.2303426421</text:p>
          </table:table-cell>
          <table:table-cell office:value-type="float" office:value="19.5848682908" calcext:value-type="float">
            <text:p>19.5848682908</text:p>
          </table:table-cell>
          <table:table-cell office:value-type="float" office:value="2.90711031888" calcext:value-type="float">
            <text:p>2.9071103188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.3368983957" calcext:value-type="float">
            <text:p>23.3368983957</text:p>
          </table:table-cell>
          <table:table-cell office:value-type="float" office:value="33.3705684294" calcext:value-type="float">
            <text:p>33.3705684294</text:p>
          </table:table-cell>
          <table:table-cell office:value-type="float" office:value="19.8617548029" calcext:value-type="float">
            <text:p>19.8617548029</text:p>
          </table:table-cell>
          <table:table-cell office:value-type="float" office:value="3.47514359279" calcext:value-type="float">
            <text:p>3.47514359279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0911071499307" calcext:value-type="float">
            <text:p>0.0911071499307</text:p>
          </table:table-cell>
          <table:table-cell office:value-type="float" office:value="99.9088928501" calcext:value-type="float">
            <text:p>99.9088928501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4783125371" calcext:value-type="float">
            <text:p>2.54783125371</text:p>
          </table:table-cell>
          <table:table-cell office:value-type="float" office:value="4.45949693009" calcext:value-type="float">
            <text:p>4.45949693009</text:p>
          </table:table-cell>
          <table:table-cell office:value-type="float" office:value="2.03565062389" calcext:value-type="float">
            <text:p>2.03565062389</text:p>
          </table:table-cell>
          <table:table-cell office:value-type="float" office:value="0.512180629828" calcext:value-type="float">
            <text:p>0.51218062982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6581501287" calcext:value-type="float">
            <text:p>3.36581501287</text:p>
          </table:table-cell>
          <table:table-cell office:value-type="float" office:value="4.43889879184" calcext:value-type="float">
            <text:p>4.43889879184</text:p>
          </table:table-cell>
          <table:table-cell office:value-type="float" office:value="2.29510794217" calcext:value-type="float">
            <text:p>2.29510794217</text:p>
          </table:table-cell>
          <table:table-cell office:value-type="float" office:value="1.07070707071" calcext:value-type="float">
            <text:p>1.07070707071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3.41532976827" calcext:value-type="float">
            <text:p>3.41532976827</text:p>
          </table:table-cell>
          <table:table-cell office:value-type="float" office:value="4.43889879184" calcext:value-type="float">
            <text:p>4.43889879184</text:p>
          </table:table-cell>
          <table:table-cell office:value-type="float" office:value="2.29669241434" calcext:value-type="float">
            <text:p>2.29669241434</text:p>
          </table:table-cell>
          <table:table-cell office:value-type="float" office:value="1.11863735393" calcext:value-type="float">
            <text:p>1.1186373539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.46405228758" calcext:value-type="float">
            <text:p>3.46405228758</text:p>
          </table:table-cell>
          <table:table-cell office:value-type="float" office:value="4.43889879184" calcext:value-type="float">
            <text:p>4.43889879184</text:p>
          </table:table-cell>
          <table:table-cell office:value-type="float" office:value="2.29748465043" calcext:value-type="float">
            <text:p>2.29748465043</text:p>
          </table:table-cell>
          <table:table-cell office:value-type="float" office:value="1.16656763716" calcext:value-type="float">
            <text:p>1.16656763716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.19797979798" calcext:value-type="float">
            <text:p>4.19797979798</text:p>
          </table:table-cell>
          <table:table-cell office:value-type="float" office:value="95.802020202" calcext:value-type="float">
            <text:p>95.802020202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.2303426421" calcext:value-type="float">
            <text:p>33.2303426421</text:p>
          </table:table-cell>
          <table:table-cell office:value-type="float" office:value="19.5848682908" calcext:value-type="float">
            <text:p>19.5848682908</text:p>
          </table:table-cell>
          <table:table-cell office:value-type="float" office:value="2.90711031888" calcext:value-type="float">
            <text:p>2.90711031888</text:p>
          </table:table-cell>
          <table:table-cell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.9393939394" calcext:value-type="float">
            <text:p>12.9393939394</text:p>
          </table:table-cell>
          <table:table-cell office:value-type="float" office:value="22.7802020202" calcext:value-type="float">
            <text:p>22.7802020202</text:p>
          </table:table-cell>
          <table:table-cell office:value-type="float" office:value="12.6214141414" calcext:value-type="float">
            <text:p>12.6214141414</text:p>
          </table:table-cell>
          <table:table-cell office:value-type="float" office:value="0.31797979798" calcext:value-type="float">
            <text:p>0.3179797979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.882020202" calcext:value-type="float">
            <text:p>13.882020202</text:p>
          </table:table-cell>
          <table:table-cell office:value-type="float" office:value="22.7834343434" calcext:value-type="float">
            <text:p>22.7834343434</text:p>
          </table:table-cell>
          <table:table-cell office:value-type="float" office:value="12.6933333333" calcext:value-type="float">
            <text:p>12.6933333333</text:p>
          </table:table-cell>
          <table:table-cell office:value-type="float" office:value="1.18868686869" calcext:value-type="float">
            <text:p>1.18868686869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8.4282828283" calcext:value-type="float">
            <text:p>18.4282828283</text:p>
          </table:table-cell>
          <table:table-cell office:value-type="float" office:value="22.6933333333" calcext:value-type="float">
            <text:p>22.6933333333</text:p>
          </table:table-cell>
          <table:table-cell office:value-type="float" office:value="13.2036363636" calcext:value-type="float">
            <text:p>13.2036363636</text:p>
          </table:table-cell>
          <table:table-cell office:value-type="float" office:value="5.22464646465" calcext:value-type="float">
            <text:p>5.22464646465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414545454545" calcext:value-type="float">
            <text:p>0.414545454545</text:p>
          </table:table-cell>
          <table:table-cell office:value-type="float" office:value="99.5854545455" calcext:value-type="float">
            <text:p>99.5854545455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table:number-columns-repeated="2" office:value-type="boolean" office:boolean-value="true" calcext:value-type="boolean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3171717172" calcext:value-type="float">
            <text:p>1.13171717172</text:p>
          </table:table-cell>
          <table:table-cell office:value-type="float" office:value="2.70626262626" calcext:value-type="float">
            <text:p>2.70626262626</text:p>
          </table:table-cell>
          <table:table-cell office:value-type="float" office:value="1.08363636364" calcext:value-type="float">
            <text:p>1.08363636364</text:p>
          </table:table-cell>
          <table:table-cell office:value-type="float" office:value="0.0480808080808" calcext:value-type="float">
            <text:p>0.048080808080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454545455" calcext:value-type="float">
            <text:p>1.49454545455</text:p>
          </table:table-cell>
          <table:table-cell office:value-type="float" office:value="2.74343434343" calcext:value-type="float">
            <text:p>2.74343434343</text:p>
          </table:table-cell>
          <table:table-cell office:value-type="float" office:value="1.43191919192" calcext:value-type="float">
            <text:p>1.43191919192</text:p>
          </table:table-cell>
          <table:table-cell office:value-type="float" office:value="0.0626262626263" calcext:value-type="float">
            <text:p>0.062626262626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.56606060606" calcext:value-type="float">
            <text:p>1.56606060606</text:p>
          </table:table-cell>
          <table:table-cell office:value-type="float" office:value="2.74343434343" calcext:value-type="float">
            <text:p>2.74343434343</text:p>
          </table:table-cell>
          <table:table-cell office:value-type="float" office:value="1.43474747475" calcext:value-type="float">
            <text:p>1.43474747475</text:p>
          </table:table-cell>
          <table:table-cell office:value-type="float" office:value="0.131313131313" calcext:value-type="float">
            <text:p>0.131313131313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string" calcext:value-type="string">
            <text:p>100.50.2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94666666667" calcext:value-type="float">
            <text:p>1.94666666667</text:p>
          </table:table-cell>
          <table:table-cell office:value-type="float" office:value="2.74343434343" calcext:value-type="float">
            <text:p>2.74343434343</text:p>
          </table:table-cell>
          <table:table-cell office:value-type="float" office:value="1.4395959596" calcext:value-type="float">
            <text:p>1.4395959596</text:p>
          </table:table-cell>
          <table:table-cell office:value-type="float" office:value="0.507070707071" calcext:value-type="float">
            <text:p>0.507070707071</text:p>
          </table:table-cell>
        </table:table-row>
      </table:table>
      <table:named-expressions/>
      <table:database-ranges>
        <table:database-range table:name="__Anonymous_Sheet_DB__0" table:target-range-address="ENERGY.A1:ENERGY.K18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1" table:target-range-address="TASK_STATS.A1:TASK_STATS.K1048576">
          <table:sort>
            <table:sort-by table:field-number="2" table:data-type="automatic"/>
            <table:sort-by table:field-number="6" table:data-type="automatic"/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1:52:04.149082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1:50:31.743265385</meta:creation-date>
    <dc:date>2014-08-12T12:04:52.817569360</dc:date>
    <meta:editing-duration>P0D</meta:editing-duration>
    <meta:editing-cycles>2</meta:editing-cycles>
    <meta:generator>LibreOffice/4.2.3.3$Linux_X86_64 LibreOffice_project/420m0$Build-3</meta:generator>
    <meta:document-statistic meta:table-count="2" meta:cell-count="532" meta:object-count="0"/>
  </office:meta>
</office:document-meta>
</file>